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f52"/>
    </style:style>
    <style:style style:name="P2" style:family="paragraph" style:parent-style-name="Standard">
      <style:text-properties officeooo:rsid="00039f52" officeooo:paragraph-rsid="00039f52"/>
    </style:style>
    <style:style style:name="P3" style:family="paragraph" style:parent-style-name="Standard" style:list-style-name="L1">
      <style:text-properties officeooo:rsid="00039f52" officeooo:paragraph-rsid="00039f52"/>
    </style:style>
    <style:style style:name="P4" style:family="paragraph" style:parent-style-name="Standard" style:list-style-name="L2">
      <style:text-properties officeooo:rsid="00039f52" officeooo:paragraph-rsid="00039f52"/>
    </style:style>
    <style:style style:name="P5" style:family="paragraph" style:parent-style-name="Standard" style:list-style-name="L3">
      <style:text-properties officeooo:rsid="00039f52" officeooo:paragraph-rsid="00039f52"/>
    </style:style>
    <style:style style:name="P6" style:family="paragraph" style:parent-style-name="Standard" style:list-style-name="L3">
      <style:text-properties officeooo:rsid="00039f52" officeooo:paragraph-rsid="0004d720"/>
    </style:style>
    <style:style style:name="P7" style:family="paragraph" style:parent-style-name="Standard">
      <style:text-properties officeooo:rsid="0004d720" officeooo:paragraph-rsid="0004d720"/>
    </style:style>
    <style:style style:name="P8" style:family="paragraph" style:parent-style-name="Standard" style:list-style-name="L4">
      <style:text-properties officeooo:rsid="0004d720" officeooo:paragraph-rsid="0004d720"/>
    </style:style>
    <style:style style:name="T1" style:family="text">
      <style:text-properties officeooo:rsid="0004d7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a Terre produit de l’énergie, elle est dissipée, l’Homme s’en sert pour // </text:p>
      <text:p text:style-name="P2"/>
      <text:p text:style-name="P2">Pb</text:p>
      <text:p text:style-name="P2"/>
      <text:p text:style-name="P2"/>
      <text:p text:style-name="P2">Doc 1 :</text:p>
      <text:list xml:id="list8656348555632645943" text:style-name="L1">
        <text:list-item>
          <text:p text:style-name="P3">Roches sédimentaires qui recouvrent des roches magmatiques </text:p>
        </text:list-item>
        <text:list-item>
          <text:p text:style-name="P3">//</text:p>
        </text:list-item>
        <text:list-item>
          <text:p text:style-name="P3">Failles normales </text:p>
          <text:list>
            <text:list-item>
              <text:p text:style-name="P3">On sait que failles normales = extension </text:p>
            </text:list-item>
            <text:list-item>
              <text:p text:style-name="P3">Croûte continentale en extension → Fossé d’effondrement </text:p>
            </text:list-item>
          </text:list>
        </text:list-item>
      </text:list>
      <text:p text:style-name="P2"/>
      <text:p text:style-name="P2">Doc 3 :</text:p>
      <text:list xml:id="list6083965631838536853" text:style-name="L2">
        <text:list-item>
          <text:p text:style-name="P4">Moho moins profond</text:p>
          <text:list>
            <text:list-item>
              <text:p text:style-name="P4">On sait que Moho sépare la croûte du manteau supérieur lithosphérique </text:p>
            </text:list-item>
            <text:list-item>
              <text:p text:style-name="P4"/>
            </text:list-item>
            <text:list-item>
              <text:p text:style-name="P4">Donc amincissement crucial </text:p>
            </text:list-item>
            <text:list-item>
              <text:p text:style-name="P4">On sait que plus on est en profondeur, plus la T° est élevée = gradient géothermique</text:p>
            </text:list-item>
          </text:list>
        </text:list-item>
      </text:list>
      <text:p text:style-name="P2"/>
      <text:p text:style-name="P2">Doc 2 :</text:p>
      <text:list xml:id="list2849513065442254388" text:style-name="L3">
        <text:list-item>
          <text:p text:style-name="P5">Flux géothermique = qtt de chaleur dissipée en surface sur un intervalle de temps </text:p>
        </text:list-item>
        <text:list-item>
          <text:p text:style-name="P5">//</text:p>
        </text:list-item>
        <text:list-item>
          <text:p text:style-name="P6">//</text:p>
        </text:list-item>
        <text:list-item>
          <text:p text:style-name="P6">//</text:p>
          <text:list>
            <text:list-item>
              <text:p text:style-name="P6">//</text:p>
            </text:list-item>
            <text:list-item>
              <text:p text:style-name="P6"><text:span text:style-name="T1">Gradient géothermique élevée : s’explique par un flux géothermique élevé </text:span></text:p>
            </text:list-item>
          </text:list>
        </text:list-item>
      </text:list>
      <text:p text:style-name="P7"/>
      <text:p text:style-name="P7">Doc 4 :</text:p>
      <text:list xml:id="list4053484636698327570" text:style-name="L4">
        <text:list-item>
          <text:p text:style-name="P8">//</text:p>
        </text:list-item>
      </text:list>
      <text:p text:style-name="P7"/>
      <text:p text:style-name="P7"/>
      <text:p text:style-name="P7"/>
      <text:p text:style-name="P7"/>
      <text:p text:style-name="P7">Doc 2 → définition flux géothermique </text:p>
      <text:p text:style-name="P7">Doc 4 → définition gradient géothermique </text:p>
      <text:p text:style-name="P7">Définition granite, croûte continentale </text:p>
      <text:p text:style-name="P7">Failles normales en extension </text:p>
      <text:p text:style-name="P7">Moho, profondeur faible → remonté de l’asthénosphère </text:p>
      <text:p text:style-name="P7">Fluides (eau) : géothermie haute énergie </text:p>
      <text:p text:style-name="P7"><text:tab/>→ production d’électricité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35:58.358000000</meta:creation-date>
    <dc:date>2019-06-05T10:07:57.409000000</dc:date>
    <meta:editing-duration>PT13M3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0" meta:word-count="165" meta:character-count="932" meta:non-whitespace-character-count="796"/>
  </office:meta>
</office:document-meta>
</file>